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7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8cm" fo:min-width="3.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.1cm"/>
    </style:style>
    <style:style style:name="gr10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cm" svg:height="2.4cm" svg:x="5.252cm" svg:y="0.2cm">
          <text:p text:style-name="P1"><text:span text:style-name="T1">UM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6.052cm" svg:y="0.2cm">
          <text:p text:style-name="P1"><text:span text:style-name="T1">EMOF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5.252cm" svg:y="4.999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16.052cm" svg:y="4.95cm">
          <text:p text:style-name="P1"><text:span text:style-name="T1">EMOF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052cm" svg:y="5.4cm">
          <text:p text:style-name="P1"><text:span text:style-name="T1">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0.852cm" svg:y="5.4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21.652cm" svg:y="5.4cm">
          <text:p text:style-name="P1"><text:span text:style-name="T1">Gene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102cm" svg:y="5.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9.652cm" svg:y="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4.852cm" svg:y="5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20.452cm" svg:y="5.9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7.402cm" svg:y1="5.049cm" svg:x2="7.402cm" svg:y2="2.649cm">
          <text:p/>
        </draw:line>
        <draw:line draw:style-name="gr3" draw:text-style-name="P1" draw:layer="layout" svg:x1="18.252cm" svg:y1="4.95cm" svg:x2="18.252cm" svg:y2="2.55cm">
          <text:p/>
        </draw:line>
        <draw:frame draw:style-name="gr4" draw:text-style-name="P3" draw:layer="layout" svg:width="3.817cm" svg:height="1.087cm" svg:x="7.452cm" svg:y="3.35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4.335cm" svg:y="3.387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2.45cm" svg:x="16.052cm" svg:y="9.799cm">
          <text:p text:style-name="P1"><text:span text:style-name="T1">EMOF</text:span></text:p>
          <text:p text:style-name="P1"><text:span text:style-name="T1">Objec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252cm" svg:y1="9.75cm" svg:x2="18.252cm" svg:y2="7.35cm">
          <text:p/>
        </draw:line>
        <draw:custom-shape draw:style-name="gr1" draw:text-style-name="P2" draw:layer="layout" svg:width="4cm" svg:height="1.599cm" svg:x="21.652cm" svg:y="10.2cm">
          <text:p text:style-name="P1"><text:span text:style-name="T1">Exec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cm" svg:height="0.9cm" svg:x="21.552cm" svg:y="8.15cm">
          <text:p text:style-name="P1"><text:span text:style-name="T1">Program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17cm" svg:height="1.087cm" svg:x="14.352cm" svg:y="8.237cm">
          <draw:text-box>
            <text:p><text:span text:style-name="T1">conforms to</text:span></text:p>
          </draw:text-box>
        </draw:frame>
        <draw:custom-shape draw:style-name="gr2" draw:text-style-name="P1" draw:layer="layout" svg:width="0.45cm" svg:height="1.05cm" svg:x="23.402cm" svg:y="7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1.05cm" svg:x="23.452cm" svg:y="9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15cm" svg:height="0.5cm" svg:x="20.502cm" svg:y="10.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Default">
        <draw:line draw:style-name="gr3" draw:text-style-name="P1" draw:layer="layout" svg:x1="16.4cm" svg:y1="9.55cm" svg:x2="14.8cm" svg:y2="2.85cm">
          <text:p/>
        </draw:line>
        <draw:line draw:style-name="gr3" draw:text-style-name="P1" draw:layer="layout" svg:x1="10.05cm" svg:y1="9.6cm" svg:x2="11.6cm" svg:y2="2.75cm">
          <text:p/>
        </draw:line>
        <draw:custom-shape draw:style-name="gr1" draw:text-style-name="P2" draw:layer="layout" svg:width="4.4cm" svg:height="2.4cm" svg:x="5.6cm" svg:y="0.401cm">
          <text:p text:style-name="P1"><text:span text:style-name="T1">UM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6.4cm" svg:y="0.401cm">
          <text:p text:style-name="P1"><text:span text:style-name="T1">EMOF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5.6cm" svg:y="5.2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16.4cm" svg:y="5.149cm">
          <text:p text:style-name="P1"><text:span text:style-name="T1">EMOF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4cm" svg:y="5.6cm">
          <text:p text:style-name="P1"><text:span text:style-name="T1">UML 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2cm" svg:y="5.6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45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6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5.2cm" svg:y="6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7.75cm" svg:y1="5.25cm" svg:x2="7.75cm" svg:y2="2.85cm">
          <text:p/>
        </draw:line>
        <draw:line draw:style-name="gr3" draw:text-style-name="P1" draw:layer="layout" svg:x1="18.6cm" svg:y1="5.149cm" svg:x2="18.6cm" svg:y2="2.749cm">
          <text:p/>
        </draw:line>
        <draw:frame draw:style-name="gr4" draw:text-style-name="P3" draw:layer="layout" svg:width="3.817cm" svg:height="1.087cm" svg:x="3.783cm" svg:y="3.163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4.933cm" svg:y="2.863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0.75cm" svg:x="5.598cm" svg:y="7.65cm">
          <text:p text:style-name="P1"><text:span text:style-name="T2">OpaqueExpres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0.75cm" svg:x="5.6cm" svg:y="9.2cm">
          <text:p text:style-name="P1"><text:span text:style-name="T2">ExpressionInOc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cm" svg:height="0.399cm" svg:x="7.35cm" svg:y="8.4cm">
          <text:p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7.75cm" svg:y1="8.8cm" svg:x2="7.75cm" svg:y2="9.2cm">
          <text:p/>
        </draw:line>
        <draw:custom-shape draw:style-name="gr1" draw:text-style-name="P2" draw:layer="layout" svg:width="4.4cm" svg:height="2.45cm" svg:x="5.6cm" svg:y="5.2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5.6cm" svg:y="9.949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16.4cm" svg:y="9.9cm">
          <text:p text:style-name="P1"><text:span text:style-name="T1">OCL for EMOF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4cm" svg:y="10.35cm">
          <text:p text:style-name="P1"><text:span text:style-name="T1">OCL 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2cm" svg:y="10.35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45cm" svg:y="10.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10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5.2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.4cm" svg:height="2.45cm" svg:x="5.6cm" svg:y="9.949cm">
          <text:p text:style-name="P1"><text:span text:style-name="T1">OCL for 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0.75cm" svg:x="16.4cm" svg:y="9.15cm">
          <text:p text:style-name="P1"><text:span text:style-name="T2">ExpressionInOc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cm" svg:height="0.399cm" svg:x="18.15cm" svg:y="8.351cm">
          <text:p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8.55cm" svg:y1="8.749cm" svg:x2="18.55cm" svg:y2="9.149cm">
          <text:p/>
        </draw:line>
        <draw:custom-shape draw:style-name="gr1" draw:text-style-name="P2" draw:layer="layout" svg:width="4.4cm" svg:height="0.75cm" svg:x="16.4cm" svg:y="7.601cm">
          <text:p text:style-name="P1"><text:span text:style-name="T2">??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1cm" svg:y="0.4cm">
          <text:p text:style-name="P1"><text:span text:style-name="T1">OC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17cm" svg:height="1.087cm" svg:x="7.683cm" svg:y="3.1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1.3cm" svg:y="3.3cm">
          <draw:text-box>
            <text:p><text:span text:style-name="T1">conforms to</text:span></text:p>
          </draw:text-box>
        </draw:frame>
        <draw:frame draw:style-name="gr4" draw:text-style-name="P3" draw:layer="layout" svg:width="3.736cm" svg:height="1.087cm" svg:x="3.85cm" svg:y="8.213cm">
          <draw:text-box>
            <text:p><text:span text:style-name="T1">generalises</text:span></text:p>
          </draw:text-box>
        </draw:frame>
      </draw:page>
      <draw:page draw:name="page3" draw:style-name="dp1" draw:master-page-name="Default">
        <draw:custom-shape draw:style-name="gr7" draw:text-style-name="P2" draw:layer="layout" svg:width="22.05cm" svg:height="3.25cm" svg:x="0.2cm" svg:y="10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8cm" svg:y1="13.25cm" svg:x2="9.15cm" svg:y2="15.55cm">
          <text:p/>
        </draw:line>
        <draw:line draw:style-name="gr3" draw:text-style-name="P1" draw:layer="layout" svg:x1="8.4cm" svg:y1="13.25cm" svg:x2="10.85cm" svg:y2="15.55cm">
          <text:p/>
        </draw:line>
        <draw:custom-shape draw:style-name="gr1" draw:text-style-name="P2" draw:layer="layout" svg:width="4.8cm" svg:height="2.4cm" svg:x="6cm" svg:y="0.401cm">
          <text:p text:style-name="P1"><text:span text:style-name="T1">UM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cm" svg:x="11.6cm" svg:y="0.401cm">
          <text:p text:style-name="P1"><text:span text:style-name="T1">EMOF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6cm" svg:y="5.2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11.6cm" svg:y="5.149cm">
          <text:p text:style-name="P1"><text:span text:style-name="T1">EMOF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15cm" svg:y1="5.25cm" svg:x2="8.15cm" svg:y2="2.85cm">
          <text:p/>
        </draw:line>
        <draw:line draw:style-name="gr3" draw:text-style-name="P1" draw:layer="layout" svg:x1="13.95cm" svg:y1="5.2cm" svg:x2="13.95cm" svg:y2="2.8cm">
          <text:p/>
        </draw:line>
        <draw:frame draw:style-name="gr4" draw:text-style-name="P3" draw:layer="layout" svg:width="3.817cm" svg:height="1.087cm" svg:x="3.433cm" svg:y="3.363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4.883cm" svg:y="3.4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2.45cm" svg:x="6cm" svg:y="5.2cm">
          <text:p text:style-name="P1"><text:span text:style-name="T1">UML + OC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599cm" svg:x="0.8cm" svg:y="8.4cm">
          <text:p text:style-name="P1"><text:span text:style-name="T1">Comp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8cm" svg:height="2.45cm" svg:x="6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15cm" svg:y1="8.749cm" svg:x2="14.15cm" svg:y2="9.149cm">
          <text:p/>
        </draw:line>
        <draw:frame draw:style-name="gr4" draw:text-style-name="P3" draw:layer="layout" svg:width="3.817cm" svg:height="1.087cm" svg:x="9.5cm" svg:y="13.66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2.4cm" svg:x="0.4cm" svg:y="0.4cm">
          <text:p text:style-name="P1"><text:span text:style-name="T1">Complete OCL</text:span></text:p>
          <text:p text:style-name="P1"><text:span text:style-name="T1">Gramm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7.2cm" svg:y="0.4cm">
          <text:p text:style-name="P1"><text:span text:style-name="T1">OCL Library</text:span></text:p>
          <text:p text:style-name="P1"><text:span text:style-name="T1">Gramm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0.4cm" svg:y="5.2cm">
          <text:p text:style-name="P1"><text:span text:style-name="T1">Complete OCL</text:span></text:p>
          <text:p text:style-name="P1"><text:span text:style-name="T1">Document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8cm" svg:y1="5.2cm" svg:x2="2.8cm" svg:y2="2.8cm">
          <text:p/>
        </draw:line>
        <draw:custom-shape draw:style-name="gr1" draw:text-style-name="P2" draw:layer="layout" svg:width="4.8cm" svg:height="2.45cm" svg:x="17.2cm" svg:y="5.2cm">
          <text:p text:style-name="P1"><text:span text:style-name="T1">OCL Library</text:span></text:p>
          <text:p text:style-name="P1"><text:span text:style-name="T1"><text:s/></text:span><text:span text:style-name="T1">Document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6cm" svg:y1="5.15cm" svg:x2="19.6cm" svg:y2="2.75cm">
          <text:p/>
        </draw:line>
        <draw:custom-shape draw:style-name="gr1" draw:text-style-name="P2" draw:layer="layout" svg:width="4cm" svg:height="1.599cm" svg:x="17.6cm" svg:y="8.401cm">
          <text:p text:style-name="P1"><text:span text:style-name="T1">Comp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6.4cm" svg:y="8.401cm">
          <text:p text:style-name="P1"><text:span text:style-name="T1">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7.6cm" svg:y="8.402cm">
          <text:p text:style-name="P1"><text:span text:style-name="T1">Comp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95cm" svg:y="8.351cm">
          <text:p text:style-name="P1"><text:span text:style-name="T1">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5cm" svg:height="0.75cm" svg:x="2.6cm" svg:y="7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8.2cm" svg:y="7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13.75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19.35cm" svg:y="7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4.8cm" svg:height="2.45cm" svg:x="0.4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17.2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6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11.6cm" svg:y="10.8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45cm" svg:x="8.8cm" svg:y="15.6cm">
          <text:p text:style-name="P1"><text:span text:style-name="T1">OCL Pivot</text:span></text:p>
          <text:p text:style-name="P1"><text:span text:style-name="T1">Meta Mod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55cm" svg:y1="13.25cm" svg:x2="13.2cm" svg:y2="15.6cm">
          <text:p/>
        </draw:line>
        <draw:line draw:style-name="gr3" draw:text-style-name="P1" draw:layer="layout" svg:x1="14cm" svg:y1="13.25cm" svg:x2="12.05cm" svg:y2="15.55cm">
          <text:p/>
        </draw:line>
        <draw:custom-shape draw:style-name="gr2" draw:text-style-name="P1" draw:layer="layout" svg:width="0.45cm" svg:height="0.75cm" svg:x="2.6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8.2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13.75cm" svg:y="9.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0.75cm" svg:x="19.35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1" draw:text-style-name="P2" draw:layer="layout" svg:width="4.4cm" svg:height="2.4cm" svg:x="5.6cm" svg:y="0.401cm">
          <text:p text:style-name="P1"><text:span text:style-name="T1">UML + OC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cm" svg:x="16.4cm" svg:y="0.401cm">
          <text:p text:style-name="P1"><text:span text:style-name="T1">EMOF + OC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5.6cm" svg:y="5.2cm">
          <text:p text:style-name="P1"><text:span text:style-name="T1">UM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45cm" svg:x="16.4cm" svg:y="5.149cm">
          <text:p text:style-name="P1"><text:span text:style-name="T1">EMOF + OC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4cm" svg:y="5.6cm">
          <text:p text:style-name="P1"><text:span text:style-name="T1">Model</text:span></text:p>
          <text:p text:style-name="P1"><text:span text:style-name="T1">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2cm" svg:y="5.6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45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6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5.2cm" svg:y="6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7.75cm" svg:y1="5.25cm" svg:x2="7.75cm" svg:y2="2.85cm">
          <text:p/>
        </draw:line>
        <draw:line draw:style-name="gr3" draw:text-style-name="P1" draw:layer="layout" svg:x1="18.6cm" svg:y1="5.149cm" svg:x2="18.6cm" svg:y2="2.749cm">
          <text:p/>
        </draw:line>
        <draw:frame draw:style-name="gr4" draw:text-style-name="P3" draw:layer="layout" svg:width="3.817cm" svg:height="1.087cm" svg:x="7.8cm" svg:y="3.551cm">
          <draw:text-box>
            <text:p><text:span text:style-name="T1">conforms to</text:span></text:p>
          </draw:text-box>
        </draw:frame>
        <draw:frame draw:style-name="gr4" draw:text-style-name="P3" draw:layer="layout" svg:width="3.817cm" svg:height="1.087cm" svg:x="14.683cm" svg:y="3.587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2.45cm" svg:x="5.6cm" svg:y="5.2cm">
          <text:p text:style-name="P1"><text:span text:style-name="T1">UML + OC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65cm" svg:x="0.4cm" svg:y="0.75cm">
          <text:p text:style-name="P1"><text:span text:style-name="T1">Meta-Model</text:span></text:p>
          <text:p text:style-name="P1"><text:span text:style-name="T1">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1.2cm" svg:y="0.8cm">
          <text:p text:style-name="P1"><text:span text:style-name="T1">Ex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5cm" svg:height="0.5cm" svg:x="4.45cm" svg:y="1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1.3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5.2cm" svg:y="1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cm" svg:height="1.599cm" svg:x="5.7cm" svg:y="8.75cm">
          <text:p text:style-name="P1"><text:span text:style-name="T1">Evalu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16.65cm" svg:y="8.651cm">
          <text:p text:style-name="P1"><text:span text:style-name="T1">Evalu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5cm" svg:height="1.05cm" svg:x="7.5cm" svg:y="7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45cm" svg:height="1.05cm" svg:x="18.4cm" svg:y="7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custom-shape draw:style-name="gr1" draw:text-style-name="P2" draw:layer="layout" svg:width="4cm" svg:height="1.599cm" svg:x="11.35cm" svg:y="8.7cm">
          <text:p text:style-name="P1"><text:span text:style-name="T1">Evalu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5cm" svg:height="1.05cm" svg:x="13.15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4.4cm" svg:height="1.6cm" svg:x="0.4cm" svg:y="0.4cm">
          <text:p text:style-name="P1"><text:span text:style-name="T1">ZZZ + OCL</text:span></text:p>
          <text:p text:style-name="P1"><text:span text:style-name="T1">Meta-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cm" svg:height="0.549cm" svg:x="4.8cm" svg:y="0.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.4cm" svg:height="1.6cm" svg:x="11.2cm" svg:y="0.4cm">
          <text:p text:style-name="P1"><text:span text:style-name="T1">OCL Pivot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1.6cm" svg:x="0.4cm" svg:y="3.2cm">
          <text:p text:style-name="P1"><text:span text:style-name="T1">YYY + OC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0.549cm" svg:x="4.8cm" svg:y="3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2.65cm" svg:y1="3.2cm" svg:x2="2.65cm" svg:y2="2cm">
          <text:p/>
        </draw:line>
        <draw:frame draw:style-name="gr8" draw:text-style-name="P3" draw:layer="layout" svg:width="3.95cm" svg:height="1.088cm" svg:x="2.8cm" svg:y="2.112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1.6cm" svg:x="11.2cm" svg:y="3.2cm">
          <text:p text:style-name="P1"><text:span text:style-name="T1">OCL Pivot</text:span></text:p>
          <text:p text:style-name="P1"><text:span text:style-name="T1">Model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35cm" svg:y1="3.149cm" svg:x2="13.35cm" svg:y2="1.949cm">
          <text:p/>
        </draw:line>
        <draw:frame draw:style-name="gr8" draw:text-style-name="P3" draw:layer="layout" svg:width="3.95cm" svg:height="1.088cm" svg:x="13.3cm" svg:y="2.012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1.6cm" svg:x="0.4cm" svg:y="6cm">
          <text:p text:style-name="P1"><text:span text:style-name="T1">XXX</text:span></text:p>
          <text:p text:style-name="P1"><text:span text:style-name="T1">Values, Objec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6cm" svg:y1="6cm" svg:x2="2.6cm" svg:y2="4.8cm">
          <text:p/>
        </draw:line>
        <draw:frame draw:style-name="gr8" draw:text-style-name="P3" draw:layer="layout" svg:width="3.95cm" svg:height="1.088cm" svg:x="2.75cm" svg:y="4.912cm">
          <draw:text-box>
            <text:p><text:span text:style-name="T1">conforms to</text:span></text:p>
          </draw:text-box>
        </draw:frame>
        <draw:custom-shape draw:style-name="gr1" draw:text-style-name="P2" draw:layer="layout" svg:width="4.4cm" svg:height="1.6cm" svg:x="11.2cm" svg:y="5.999cm">
          <text:p text:style-name="P1"><text:span text:style-name="T1">OCL Value</text:span></text:p>
          <text:p text:style-name="P1"><text:span text:style-name="T1">Objec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35cm" svg:y1="5.949cm" svg:x2="13.35cm" svg:y2="4.749cm">
          <text:p/>
        </draw:line>
        <draw:frame draw:style-name="gr8" draw:text-style-name="P3" draw:layer="layout" svg:width="3.95cm" svg:height="1.088cm" svg:x="9.25cm" svg:y="4.862cm">
          <draw:text-box>
            <text:p><text:span text:style-name="T1">conforms to</text:span></text:p>
          </draw:text-box>
        </draw:frame>
        <draw:custom-shape draw:style-name="gr1" draw:text-style-name="P2" draw:layer="layout" svg:width="4cm" svg:height="1.599cm" svg:x="16.8cm" svg:y="4.15cm">
          <text:p text:style-name="P1"><text:span text:style-name="T1">Comp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1.599cm" svg:x="6cm" svg:y="3.249cm">
          <text:p text:style-name="P1"><text:span text:style-name="T1">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0.549cm" svg:x="10cm" svg:y="3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cm" svg:height="1.599cm" svg:x="6cm" svg:y="0.4cm">
          <text:p text:style-name="P1"><text:span text:style-name="T1">Lo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56cm" svg:height="0.549cm" draw:transform="rotate (-0.806865713198013) translate (9.946cm 1.449cm)">
          <text:p/>
          <draw:enhanced-geometry svg:viewBox="0 0 21600 21600" draw:text-areas="0 ?f0 ?f5 ?f2" draw:type="right-arrow" draw:modifiers="19143.7675726336 5498.181818181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cm" svg:height="1.599cm" svg:x="6cm" svg:y="5.999cm">
          <text:p text:style-name="P1"><text:span text:style-name="T1">Adap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cm" svg:height="1.65cm" svg:x="21.95cm" svg:y="1.95cm">
          <text:p text:style-name="P1"><text:span text:style-name="T1">OCL Library</text:span></text:p>
          <text:p text:style-name="P1"><text:span text:style-name="T1"><text:s/></text:span><text:span text:style-name="T1">Docu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1.6cm" svg:x="22cm" svg:y="4.4cm">
          <text:p text:style-name="P1"><text:span text:style-name="T1">Complete OCL</text:span></text:p>
          <text:p text:style-name="P1"><text:span text:style-name="T1">Docu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599cm" svg:x="16.7cm" svg:y="2.25cm">
          <text:p text:style-name="P1"><text:span text:style-name="T1">Comp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31cm" svg:height="0.549cm" draw:transform="rotate (-2.91853957518555) translate (16.753cm 3.434cm)">
          <text:p/>
          <draw:enhanced-geometry svg:viewBox="0 0 21600 21600" draw:text-areas="0 ?f0 ?f5 ?f2" draw:type="right-arrow" draw:modifiers="19143.7675726336 5498.181818181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031cm" svg:height="0.549cm" draw:transform="rotate (2.85937291354177) translate (16.64cm 5.165cm)">
          <text:p/>
          <draw:enhanced-geometry svg:viewBox="0 0 21600 21600" draw:text-areas="0 ?f0 ?f5 ?f2" draw:type="right-arrow" draw:modifiers="19143.7675726336 5498.181818181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20.75cm" svg:y="2.8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20.75cm" svg:y="4.75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45cm" svg:height="1.05cm" svg:x="13.15cm" svg:y="10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2cm" svg:height="0.549cm" svg:x="4.8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.4cm" svg:height="1.6cm" svg:x="0.4cm" svg:y="11.351cm">
          <text:p text:style-name="P1"><text:span text:style-name="T1">XXX</text:span></text:p>
          <text:p text:style-name="P1"><text:span text:style-name="T1">Value, 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1.6cm" svg:x="11.2cm" svg:y="11.35cm">
          <text:p text:style-name="P1"><text:span text:style-name="T1">OCL 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599cm" svg:x="6cm" svg:y="11.35cm">
          <text:p text:style-name="P1"><text:span text:style-name="T1">Adap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0.549cm" svg:x="4.8cm" svg:y="11.851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549cm" svg:x="10cm" svg:y="11.851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6" draw:style-name="dp1" draw:master-page-name="Default">
        <draw:custom-shape draw:style-name="gr1" draw:text-style-name="P2" draw:layer="layout" svg:width="4cm" svg:height="1.599cm" svg:x="9.15cm" svg:y="8.701cm">
          <text:p text:style-name="P1"><text:span text:style-name="T1">Evalu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5cm" svg:height="1.05cm" svg:x="10.95cm" svg:y="7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4.8cm" svg:height="1.6cm" svg:x="2.8cm" svg:y="3.201cm">
          <text:p text:style-name="P1"><text:span text:style-name="T1">XXX + OCL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0.549cm" svg:x="7.6cm" svg:y="3.7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5.2cm" svg:y1="3.201cm" svg:x2="5.2cm" svg:y2="2.001cm">
          <text:p/>
        </draw:line>
        <draw:frame draw:style-name="gr8" draw:text-style-name="P3" draw:layer="layout" svg:width="3.95cm" svg:height="1.088cm" svg:x="5.35cm" svg:y="2.11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1.6cm" svg:x="2.8cm" svg:y="0.401cm"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1.6cm" svg:x="8.8cm" svg:y="0.401cm">
          <text:p text:style-name="P1"><text:span text:style-name="T1">OCL Pivot</text:span></text:p>
          <text:p text:style-name="P1"><text:span text:style-name="T1">Meta-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1.6cm" svg:x="2.8cm" svg:y="6.001cm">
          <text:p text:style-name="P1"><text:span text:style-name="T1">XXX + OCL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0.549cm" svg:x="7.6cm" svg:y="6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5.2cm" svg:y1="6.001cm" svg:x2="5.2cm" svg:y2="4.801cm">
          <text:p/>
        </draw:line>
        <draw:frame draw:style-name="gr8" draw:text-style-name="P3" draw:layer="layout" svg:width="3.95cm" svg:height="1.088cm" svg:x="5.35cm" svg:y="4.91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1.6cm" svg:x="8.8cm" svg:y="3.201cm">
          <text:p text:style-name="P1"><text:span text:style-name="T1">OCL Pivo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2cm" svg:y1="3.201cm" svg:x2="11.2cm" svg:y2="2.001cm">
          <text:p/>
        </draw:line>
        <draw:frame draw:style-name="gr8" draw:text-style-name="P3" draw:layer="layout" svg:width="3.95cm" svg:height="1.088cm" svg:x="11.35cm" svg:y="2.113cm">
          <draw:text-box>
            <text:p><text:span text:style-name="T1">conforms to</text:span></text:p>
          </draw:text-box>
        </draw:frame>
        <draw:frame draw:style-name="gr8" draw:text-style-name="P3" draw:layer="layout" svg:width="3.95cm" svg:height="1.088cm" svg:x="5.35cm" svg:y="7.713cm">
          <draw:text-box>
            <text:p><text:span text:style-name="T1">conforms to</text:span></text:p>
          </draw:text-box>
        </draw:frame>
        <draw:custom-shape draw:style-name="gr1" draw:text-style-name="P2" draw:layer="layout" svg:width="4.8cm" svg:height="1.6cm" svg:x="8.8cm" svg:y="6.001cm">
          <text:p text:style-name="P1"><text:span text:style-name="T1">OCL Value</text:span></text:p>
          <text:p text:style-name="P1"><text:span text:style-name="T1">Objec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2cm" svg:y1="6.001cm" svg:x2="11.2cm" svg:y2="4.801cm">
          <text:p/>
        </draw:line>
        <draw:frame draw:style-name="gr8" draw:text-style-name="P3" draw:layer="layout" svg:width="3.95cm" svg:height="1.088cm" svg:x="11.35cm" svg:y="4.913cm">
          <draw:text-box>
            <text:p><text:span text:style-name="T1">conforms to</text:span></text:p>
          </draw:text-box>
        </draw:frame>
        <draw:frame draw:style-name="gr9" draw:text-style-name="P3" draw:layer="layout" svg:width="1.6cm" svg:height="1.187cm" svg:x="0.4cm" svg:y="6.414cm">
          <draw:text-box>
            <text:p><text:span text:style-name="T1">M1</text:span></text:p>
          </draw:text-box>
        </draw:frame>
        <draw:frame draw:style-name="gr9" draw:text-style-name="P3" draw:layer="layout" svg:width="1.6cm" svg:height="1.187cm" svg:x="0.4cm" svg:y="6.415cm">
          <draw:text-box>
            <text:p><text:span text:style-name="T1">M1</text:span></text:p>
          </draw:text-box>
        </draw:frame>
        <draw:frame draw:style-name="gr9" draw:text-style-name="P3" draw:layer="layout" svg:width="1.6cm" svg:height="1.187cm" svg:x="0.4cm" svg:y="3.664cm">
          <draw:text-box>
            <text:p><text:span text:style-name="T1">M2</text:span></text:p>
          </draw:text-box>
        </draw:frame>
        <draw:custom-shape draw:style-name="gr2" draw:text-style-name="P1" draw:layer="layout" svg:width="1.2cm" svg:height="0.549cm" svg:x="7.6cm" svg:y="0.9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3" draw:layer="layout" svg:width="1.6cm" svg:height="1.187cm" svg:x="0.4cm" svg:y="0.801cm">
          <draw:text-box>
            <text:p><text:span text:style-name="T1">M3</text:span></text:p>
          </draw:text-box>
        </draw:frame>
      </draw:page>
      <draw:page draw:name="page7" draw:style-name="dp1" draw:master-page-name="Default">
        <draw:rect draw:style-name="gr10" draw:text-style-name="P1" draw:layer="layout" svg:width="9.2cm" svg:height="1.04cm" svg:x="0.4cm" svg:y="0.25cm">
          <text:p text:style-name="P1">Basic UML MM</text:p>
        </draw:rect>
        <draw:rect draw:style-name="gr10" draw:text-style-name="P1" draw:layer="layout" svg:width="9.239cm" svg:height="1.04cm" svg:x="0.4cm" svg:y="1.84cm">
          <text:p text:style-name="P1">Advanced UML Constructs MM</text:p>
        </draw:rect>
        <draw:custom-shape draw:style-name="gr1" draw:text-style-name="P1" draw:layer="layout" svg:width="3.12cm" svg:height="2.6cm" svg:x="13.98cm" svg:y="2.64cm">
          <text:p text:style-name="P1">Package</text:p>
          <text:p text:style-name="P1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10" draw:text-style-name="P1" draw:layer="layout" svg:width="9.22cm" svg:height="1.04cm" svg:x="0.38cm" svg:y="3.44cm">
          <text:p text:style-name="P1">Essential OCL MM</text:p>
        </draw:rect>
        <draw:rect draw:style-name="gr10" draw:text-style-name="P1" draw:layer="layout" svg:width="4.485cm" svg:height="1.04cm" svg:x="22.05cm" svg:y="3.44cm">
          <text:p text:style-name="P1">OCL Pivot MM</text:p>
        </draw:rect>
        <draw:line draw:style-name="gr3" draw:text-style-name="P1" draw:layer="layout" svg:x1="9.6cm" svg:y1="3.94cm" svg:x2="13.96cm" svg:y2="3.94cm">
          <text:p/>
        </draw:line>
        <draw:line draw:style-name="gr3" draw:text-style-name="P1" draw:layer="layout" svg:x1="9.6cm" svg:y1="7.13cm" svg:x2="14.65cm" svg:y2="5.14cm">
          <text:p/>
        </draw:line>
        <draw:line draw:style-name="gr3" draw:text-style-name="P1" draw:layer="layout" svg:x1="17.11cm" svg:y1="3.94cm" svg:x2="18.05cm" svg:y2="3.94cm">
          <text:p/>
        </draw:line>
        <draw:line draw:style-name="gr3" draw:text-style-name="P1" draw:layer="layout" svg:x1="13.3cm" svg:y1="2.59cm" svg:x2="14.3cm" svg:y2="3.34cm">
          <text:p/>
        </draw:line>
        <draw:line draw:style-name="gr3" draw:text-style-name="P1" draw:layer="layout" svg:x1="13.6cm" svg:y1="0.69cm" svg:x2="14.65cm" svg:y2="2.74cm">
          <text:p/>
        </draw:line>
        <draw:line draw:style-name="gr3" draw:text-style-name="P1" draw:layer="layout" svg:x1="9.63cm" svg:y1="5.585cm" svg:x2="14.2cm" svg:y2="4.49cm">
          <text:p/>
        </draw:line>
        <draw:rect draw:style-name="gr10" draw:text-style-name="P1" draw:layer="layout" svg:width="9.2cm" svg:height="1.04cm" svg:x="0.4cm" svg:y="5.04cm">
          <text:p text:style-name="P1">Complete OCL MM</text:p>
        </draw:rect>
        <draw:rect draw:style-name="gr10" draw:text-style-name="P1" draw:layer="layout" svg:width="9.2cm" svg:height="1.04cm" svg:x="0.4cm" svg:y="6.64cm">
          <text:p text:style-name="P1">Vendor-specific MM</text:p>
        </draw:rect>
        <draw:custom-shape draw:style-name="gr1" draw:text-style-name="P1" draw:layer="layout" svg:width="3.12cm" svg:height="2.6cm" svg:x="18cm" svg:y="2.64cm">
          <text:p text:style-name="P1">Simplify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12cm" svg:height="2.4cm" svg:x="10.38cm" svg:y="1.14cm">
          <text:p text:style-name="P1">Convert</text:p>
          <text:p text:style-name="P1">to Basic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21.11cm" svg:y1="3.94cm" svg:x2="22.05cm" svg:y2="3.94cm">
          <text:p/>
        </draw:line>
        <draw:line draw:style-name="gr3" draw:text-style-name="P1" draw:layer="layout" svg:x1="9.6cm" svg:y1="2.34cm" svg:x2="10.45cm" svg:y2="2.34cm">
          <text:p/>
        </draw:line>
        <draw:line draw:style-name="gr6" draw:text-style-name="P1" draw:layer="layout" svg:x1="9.6cm" svg:y1="0.69cm" svg:x2="13.6cm" svg:y2="0.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cm" fo:page-height="13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22H39M47S</meta:editing-duration>
    <meta:editing-cycles>7</meta:editing-cycles>
    <meta:generator>OpenOffice.org/3.2$Win32 OpenOffice.org_project/320m18$Build-9502</meta:generator>
    <dc:date>2011-04-10T16:17:11.69</dc:date>
    <dc:creator>Ed Willink</dc:creator>
    <meta:document-statistic meta:object-count="204"/>
  </office:meta>
</office:document-meta>
</file>